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fonto" svg:font-family="Monofonto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8pt" style:font-size-asian="8pt" style:font-size-complex="8pt"/>
    </style:style>
    <style:style style:name="P2" style:family="paragraph" style:parent-style-name="Standard">
      <style:paragraph-properties fo:break-before="page"/>
      <style:text-properties style:font-name="Courier"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2019-03-14</text:p>
      <text:p text:style-name="P1">// first integration test using an Arduino Micro</text:p>
      <text:p text:style-name="P1"/>
      <text:p text:style-name="P1"/>
      <text:p text:style-name="P1">#include "Pallina.h"</text:p>
      <text:p text:style-name="P1">#define NPALLINE 6</text:p>
      <text:p text:style-name="P1">#define PALLINARADIUS 10</text:p>
      <text:p text:style-name="P1"/>
      <text:p text:style-name="P1">Pallina palline[NPALLINE];</text:p>
      <text:p text:style-name="P1"/>
      <text:p text:style-name="P1"/>
      <text:p text:style-name="P1">/* CAPACITIVE STUFF ****************************************************************/</text:p>
      <text:p text:style-name="P1">#include &lt;Wire.h&gt;</text:p>
      <text:p text:style-name="P1">#include "Limulo_MPR121.h"</text:p>
      <text:p text:style-name="P1"/>
      <text:p text:style-name="P1">#define NMPR 1</text:p>
      <text:p text:style-name="P1">#define NPADS 6</text:p>
      <text:p text:style-name="P1">#define FIRST_MPR_ADDR 0x5A</text:p>
      <text:p text:style-name="P1"/>
      <text:p text:style-name="P1">struct mpr121</text:p>
      <text:p text:style-name="P1">{</text:p>
      <text:p text:style-name="P1"><text:s text:c="2"/>Limulo_MPR121 cap;</text:p>
      <text:p text:style-name="P1"><text:s text:c="2"/>uint8_t addr;</text:p>
      <text:p text:style-name="P1"><text:s text:c="2"/>// Save an history of the pads that have been touched/released</text:p>
      <text:p text:style-name="P1"><text:s text:c="2"/>uint16_t lasttouched = 0;</text:p>
      <text:p text:style-name="P1"><text:s text:c="2"/>uint16_t currtouched = 0;</text:p>
      <text:p text:style-name="P1"><text:s text:c="2"/>uint16_t oor=0;</text:p>
      <text:p text:style-name="P1">};</text:p>
      <text:p text:style-name="P1"/>
      <text:p text:style-name="P1">// an array of mpr121! You can have up to 4 on the same i2c bus</text:p>
      <text:p text:style-name="P1">mpr121 mpr[NMPR];</text:p>
      <text:p text:style-name="P1"/>
      <text:p text:style-name="P1"/>
      <text:p text:style-name="P1">// LEDs /////////////////////////////////////////////////</text:p>
      <text:p text:style-name="P1">#include "Adafruit_DotStar.h"</text:p>
      <text:p text:style-name="P1">#include &lt;SPI.h&gt;</text:p>
      <text:p text:style-name="P1"/>
      <text:p text:style-name="P1">#define NUMPIXELS 17 // Number of LEDs in strip</text:p>
      <text:p text:style-name="P1">const int PPB = 2; //PIXELS PER BALL</text:p>
      <text:p text:style-name="P1"/>
      <text:p text:style-name="P1">// Here's how to control the LEDs from any two pins:</text:p>
      <text:p text:style-name="P1">#define DATAPIN <text:s text:c="3"/>5</text:p>
      <text:p text:style-name="P1">#define CLOCKPIN <text:s text:c="2"/>4</text:p>
      <text:p text:style-name="P1">Adafruit_DotStar strip = Adafruit_DotStar(NUMPIXELS, DATAPIN, CLOCKPIN, DOTSTAR_BGR);</text:p>
      <text:p text:style-name="P1">// GREEN, RED, BLUE</text:p>
      <text:p text:style-name="P1">uint8_t r, g, b = 0;</text:p>
      <text:p text:style-name="P1">const float BRIGHTNESS = 250;</text:p>
      <text:p text:style-name="P1"/>
      <text:p text:style-name="P1"/>
      <text:p text:style-name="P1">/* UTILITIES ***********************************************************************/</text:p>
      <text:p text:style-name="P1">const int DELAY_TIME = 100;</text:p>
      <text:p text:style-name="P1"/>
      <text:p text:style-name="P1">// utility variables to save values readed from MPR</text:p>
      <text:p text:style-name="P1">boolean bToPlotter = false;</text:p>
      <text:p text:style-name="P1">boolean bToVVVV = true;</text:p>
      <text:p text:style-name="P1"/>
      <text:p text:style-name="P1">float dist(int xA, int yA, int xB, int yB)</text:p>
      <text:p text:style-name="P1">{</text:p>
      <text:p text:style-name="P1"><text:s text:c="2"/>int A = xB - xA;</text:p>
      <text:p text:style-name="P1"><text:s text:c="2"/>int B = yB - yA;</text:p>
      <text:p text:style-name="P1"><text:s text:c="2"/>return sqrt( A*A + B*B );</text:p>
      <text:p text:style-name="P1">}</text:p>
      <text:p text:style-name="P1"/>
      <text:p text:style-name="P1"/>
      <text:p text:style-name="P2">/* SETUP ***************************************************************************/</text:p>
      <text:p text:style-name="P1">void setup()</text:p>
      <text:p text:style-name="P1">{</text:p>
      <text:p text:style-name="P1"><text:s text:c="2"/>Serial.begin(9600, SERIAL_8N1);</text:p>
      <text:p text:style-name="P1"><text:s text:c="2"/>while(!Serial);</text:p>
      <text:p text:style-name="P1"><text:s text:c="2"/>Serial.println("Serial ready!");</text:p>
      <text:p text:style-name="P1"/>
      <text:p text:style-name="P1"><text:s text:c="2"/>// LED stuff</text:p>
      <text:p text:style-name="P1"><text:s text:c="2"/>strip.begin(); // Initialize pins for output</text:p>
      <text:p text:style-name="P1"><text:s text:c="2"/></text:p>
      <text:p text:style-name="P1"><text:s text:c="2"/>// BALL stuff</text:p>
      <text:p text:style-name="P1"><text:s text:c="2"/>for(int i=0; i&lt;NPALLINE; i++)</text:p>
      <text:p text:style-name="P1"><text:s text:c="2"/>{</text:p>
      <text:p text:style-name="P1"><text:s text:c="4"/>palline[i].init(NPALLINE, palline, i, PALLINARADIUS, random(100), random(100), 100, 100, PPB, &amp;strip);</text:p>
      <text:p text:style-name="P1"><text:s text:c="2"/>}</text:p>
      <text:p text:style-name="P1"/>
      <text:p text:style-name="P1"><text:s text:c="2"/>strip.setBrightness( BRIGHTNESS );</text:p>
      <text:p text:style-name="P1"><text:s text:c="2"/>// Turn all LEDs off ASAP</text:p>
      <text:p text:style-name="P1"><text:s text:c="2"/>strip.show(); </text:p>
      <text:p text:style-name="P1"/>
      <text:p text:style-name="P1"><text:s text:c="2"/></text:p>
      <text:p text:style-name="P1"/>
      <text:p text:style-name="P1"><text:s text:c="2"/>// CAPACITIVE STUFF **************************************************************/</text:p>
      <text:p text:style-name="P1"><text:s text:c="2"/>// cycle through all the MPR</text:p>
      <text:p text:style-name="P1"><text:s text:c="2"/>for(int i=0; i&lt;NMPR; i++)</text:p>
      <text:p text:style-name="P1"><text:s text:c="2"/>{</text:p>
      <text:p text:style-name="P1"><text:s text:c="4"/>mpr[i].cap = Limulo_MPR121();</text:p>
      <text:p text:style-name="P1"><text:s text:c="4"/>// mpr address can be one of these: 0x5A, 0x5B, 0x5C o 0x5D</text:p>
      <text:p text:style-name="P1"><text:s text:c="4"/>mpr[i].addr = FIRST_MPR_ADDR + i;</text:p>
      <text:p text:style-name="P1"/>
      <text:p text:style-name="P1"><text:s text:c="4"/>// Look for the MPR121 chip on the I2C bus</text:p>
      <text:p text:style-name="P1"><text:s text:c="4"/>if ( !mpr[i].cap.begin( mpr[i].addr ) )</text:p>
      <text:p text:style-name="P1"><text:s text:c="4"/>{</text:p>
      <text:p text:style-name="P1"><text:s text:c="6"/>Serial.println("MPR121 not found, check wiring?");</text:p>
      <text:p text:style-name="P1"><text:s text:c="6"/>while (1);</text:p>
      <text:p text:style-name="P1"><text:s text:c="4"/>}</text:p>
      <text:p text:style-name="P1"><text:s text:c="4"/>Serial.println("MPR found!");</text:p>
      <text:p text:style-name="P1"/>
      <text:p text:style-name="P1"><text:s text:c="4"/>// possibly initialize the mpr with some initial settings</text:p>
      <text:p text:style-name="P1"><text:s text:c="4"/>mpr[i].cap.setUSL(201);</text:p>
      <text:p text:style-name="P1"><text:s text:c="4"/>mpr[i].cap.setTL(180);</text:p>
      <text:p text:style-name="P1"><text:s text:c="4"/>mpr[i].cap.setLSL(130);</text:p>
      <text:p text:style-name="P1"><text:s text:c="4"/></text:p>
      <text:p text:style-name="P1"><text:s text:c="4"/>// First Filter Iteration</text:p>
      <text:p text:style-name="P1"><text:s text:c="4"/>// Second Filter Iteration</text:p>
      <text:p text:style-name="P1"><text:s text:c="4"/>// Electrode Sample Interval</text:p>
      <text:p text:style-name="P1"><text:s text:c="4"/>// NOTE: the system seems to behave </text:p>
      <text:p text:style-name="P1"><text:s text:c="4"/>// better if these value are more than 0</text:p>
      <text:p text:style-name="P1"><text:s text:c="4"/>mpr[i].cap.setFFI_SFI_ESI(1, 1, 1); <text:s/>// See AN3890</text:p>
      <text:p text:style-name="P1"/>
      <text:p text:style-name="P1"/>
      <text:p text:style-name="P1"><text:s text:c="4"/>// MHD, NHD, NCL, FDL</text:p>
      <text:p text:style-name="P1"><text:s text:c="4"/>mpr[i].cap.setFalling( 1, 1, 1, 1 );</text:p>
      <text:p text:style-name="P1"><text:s text:c="4"/>mpr[i].cap.setRising( 1, 1, 1, 1 );</text:p>
      <text:p text:style-name="P1"><text:s text:c="4"/>mpr[i].cap.setTouched( 0, 0, 0 );</text:p>
      <text:p text:style-name="P1"><text:s text:c="4"/>mpr[i].cap.setThresholds( 18, 9);</text:p>
      <text:p text:style-name="P1"><text:s text:c="4"/>mpr[i].cap.setDebounces(2, 2);</text:p>
      <text:p text:style-name="P1"><text:s text:c="2"/>}</text:p>
      <text:p text:style-name="P1"/>
      <text:p text:style-name="P1"><text:s text:c="2"/></text:p>
      <text:p text:style-name="P1">}</text:p>
      <text:p text:style-name="P1"/>
      <text:p text:style-name="P1"/>
      <text:p text:style-name="P1"/>
      <text:p text:style-name="P2">/* LOOP ****************************************************************************/</text:p>
      <text:p text:style-name="P1">void loop()</text:p>
      <text:p text:style-name="P1">{</text:p>
      <text:p text:style-name="P1"><text:s text:c="2"/>// CAPACITIVE STUFF **************************************************************/</text:p>
      <text:p text:style-name="P1"><text:s text:c="2"/>// cycle through all the MPRs</text:p>
      <text:p text:style-name="P1"><text:s text:c="2"/>for(int i=0; i&lt;NMPR; i++)</text:p>
      <text:p text:style-name="P1"><text:s text:c="2"/>{</text:p>
      <text:p text:style-name="P1"><text:s text:c="4"/>// Get the currently touched pads</text:p>
      <text:p text:style-name="P1"><text:s text:c="4"/>mpr[i].currtouched = mpr[i].cap.touched(); </text:p>
      <text:p text:style-name="P1"><text:s text:c="4"/></text:p>
      <text:p text:style-name="P1"><text:s text:c="4"/>// cycle through all the electrodes</text:p>
      <text:p text:style-name="P1"><text:s text:c="4"/>for(int j=0; j&lt;NPADS; j++)</text:p>
      <text:p text:style-name="P1"><text:s text:c="4"/>{</text:p>
      <text:p text:style-name="P1"><text:s text:c="6"/>if (( mpr[i].currtouched &amp; _BV(j)) &amp;&amp; !(mpr[i].lasttouched &amp; _BV(j)) )</text:p>
      <text:p text:style-name="P1"><text:s text:c="6"/>{</text:p>
      <text:p text:style-name="P1"><text:s text:c="8"/>// pad 'j' has been touched</text:p>
      <text:p text:style-name="P1"><text:s text:c="8"/>//Serial.print("Pad:"); Serial.print(j); Serial.println("touched!"); </text:p>
      <text:p text:style-name="P1"><text:s text:c="8"/>palline[j].touched();</text:p>
      <text:p text:style-name="P1"><text:s text:c="8"/></text:p>
      <text:p text:style-name="P1"><text:s text:c="8"/>if( bToVVVV ) printAllSensors(); // Send serial data to VVVV</text:p>
      <text:p text:style-name="P1"><text:s text:c="6"/>}</text:p>
      <text:p text:style-name="P1"><text:s text:c="6"/>if (!(mpr[i].currtouched &amp; _BV(j)) &amp;&amp; (mpr[i].lasttouched &amp; _BV(j)) )</text:p>
      <text:p text:style-name="P1"><text:s text:c="6"/>{</text:p>
      <text:p text:style-name="P1"><text:s text:c="8"/>// pad 'i' has been released</text:p>
      <text:p text:style-name="P1"><text:s text:c="8"/>//Serial.print("Pad:"); Serial.print(j); Serial.println("released!");</text:p>
      <text:p text:style-name="P1"><text:s text:c="8"/>palline[j].released();</text:p>
      <text:p text:style-name="P1"><text:s text:c="8"/></text:p>
      <text:p text:style-name="P1"><text:s text:c="8"/>if( bToVVVV ) printAllSensors(); // Send serial data to VVVV</text:p>
      <text:p text:style-name="P1"><text:s text:c="6"/>}</text:p>
      <text:p text:style-name="P1"><text:s text:c="4"/>}</text:p>
      <text:p text:style-name="P1"><text:s text:c="4"/>// reset our state</text:p>
      <text:p text:style-name="P1"><text:s text:c="4"/>mpr[i].lasttouched = mpr[i].currtouched;</text:p>
      <text:p text:style-name="P1"/>
      <text:p text:style-name="P1"><text:s text:c="4"/>mpr[i].oor = mpr[i].cap.getOOR();</text:p>
      <text:p text:style-name="P1"/>
      <text:p text:style-name="P1"><text:s text:c="4"/>/*</text:p>
      <text:p text:style-name="P1"><text:s text:c="4"/>if(bToPlotter)</text:p>
      <text:p text:style-name="P1"><text:s text:c="4"/>{</text:p>
      <text:p text:style-name="P1"><text:s text:c="6"/>// ### NEW COMMUNICATION PROTOCOL (19-02-2018) ###</text:p>
      <text:p text:style-name="P1"><text:s text:c="6"/>//</text:p>
      <text:p text:style-name="P1"><text:s text:c="6"/>// Send data via serial:</text:p>
      <text:p text:style-name="P1"><text:s text:c="6"/>// 1. 'Status Byte': first we send a byte containing the address of the mpr.</text:p>
      <text:p text:style-name="P1"><text:s text:c="6"/>// <text:s text:c="3"/>The most significant bit of the byte is 1 (value of the byte is &gt; 127).</text:p>
      <text:p text:style-name="P1"><text:s text:c="6"/>// <text:s text:c="3"/>This is a convention in order for the receiver program to be able to recognize it;</text:p>
      <text:p text:style-name="P1"><text:s text:c="6"/>// 2. Then we send 'Data Bytes'. The most significant bit of these bytes is </text:p>
      <text:p text:style-name="P1"><text:s text:c="6"/>// <text:s text:c="3"/>always 0 in order to differenciate them from the status byte.</text:p>
      <text:p text:style-name="P1"><text:s text:c="6"/>// <text:s text:c="3"/>We can send as many data bytes as we want. The only thing to keep in mind</text:p>
      <text:p text:style-name="P1"><text:s text:c="6"/>// <text:s text:c="3"/>is that we must be coherent the receiver side in order not to create confusion</text:p>
      <text:p text:style-name="P1"><text:s text:c="6"/>// <text:s text:c="3"/>in receiving the data.</text:p>
      <text:p text:style-name="P1"><text:s text:c="6"/>//</text:p>
      <text:p text:style-name="P1"><text:s text:c="6"/>// <text:s text:c="3"/>For instance we can send pais of byte containing the 'baseline' and 'filtered'</text:p>
      <text:p text:style-name="P1"><text:s text:c="6"/>// <text:s text:c="3"/>data for each mpr pad. </text:p>
      <text:p text:style-name="P1"><text:s text:c="6"/>//</text:p>
      <text:p text:style-name="P1"><text:s text:c="6"/>// <text:s text:c="3"/>We can also use data bytes for sending information as:</text:p>
      <text:p text:style-name="P1"><text:s text:c="6"/>// <text:s text:c="3"/>* 'touched' register;</text:p>
      <text:p text:style-name="P1"><text:s text:c="6"/>// <text:s text:c="3"/>* 'oor' register;</text:p>
      <text:p text:style-name="P1"/>
      <text:p text:style-name="P1"/>
      <text:p text:style-name="P1"><text:s text:c="6"/>// 1. write the status byte containing the mpr addr</text:p>
      <text:p text:style-name="P1"><text:s text:c="6"/>b = (1&lt;&lt;7) | i;</text:p>
      <text:p text:style-name="P1"><text:s text:c="6"/>Serial.write(b);</text:p>
      <text:p text:style-name="P1"><text:s text:c="6"/>// 2. write 'touched' register</text:p>
      <text:p text:style-name="P1"><text:s text:c="6"/>b = mpr[i].currtouched &amp; 0x7F; </text:p>
      <text:p text:style-name="P1"><text:s text:c="6"/>Serial.write(b); //touch status: pad 0 - 6</text:p>
      <text:p text:style-name="P1"><text:s text:c="6"/>b = (mpr[i].currtouched&gt;&gt;7) &amp; 0x7F;</text:p>
      <text:p text:style-name="P1"><text:s text:c="6"/>Serial.write(b); //touch status: pad 7 - 12 (eleprox)</text:p>
      <text:p text:style-name="P1"><text:s text:c="6"/>// 3. write 'oor' register</text:p>
      <text:p text:style-name="P1"><text:s text:c="6"/>b = mpr[i].oor &amp; 0x7F; </text:p>
      <text:p text:style-name="P1"><text:s text:c="6"/>Serial.write(b); //oor status: pad 0 - 6</text:p>
      <text:p text:style-name="P1"><text:s text:c="6"/>b = (mpr[i].oor&gt;&gt;7) &amp; 0x7F;</text:p>
      <text:p text:style-name="P1"><text:s text:c="6"/>Serial.write(b); //oor status: pad 7 - 12 (eleprox)</text:p>
      <text:p text:style-name="P1"/>
      <text:p text:style-name="P1"><text:s text:c="6"/>// Cycle all the electrodes and send pairs of</text:p>
      <text:p text:style-name="P1"><text:s text:c="6"/>// 'baseline' and 'filtered' data. Mind the bit shifting!</text:p>
      <text:p text:style-name="P1"><text:s text:c="6"/>for(int j=0; j&lt;NPADS; j++)</text:p>
      <text:p text:style-name="P1"><text:s text:c="6"/>{</text:p>
      <text:p text:style-name="P1"><text:s text:c="8"/>base = mpr[i].cap.baselineData(j); </text:p>
      <text:p text:style-name="P1"><text:s text:c="8"/>filt = mpr[i].cap.filteredData(j);</text:p>
      <text:p text:style-name="P1"><text:soft-page-break/><text:s text:c="8"/>Serial.write(base&gt;&gt;3); // baseline is a 10 bit value</text:p>
      <text:p text:style-name="P1"><text:s text:c="8"/>Serial.write(filt&gt;&gt;3); // sfiltered is a 10 bit value</text:p>
      <text:p text:style-name="P1"><text:s text:c="6"/>}</text:p>
      <text:p text:style-name="P1"><text:s text:c="4"/>}*/</text:p>
      <text:p text:style-name="P1"><text:s text:c="4"/>//mpr[i].cap.printOOR(); // added for debug purposes</text:p>
      <text:p text:style-name="P1"><text:s text:c="2"/>} // go through all the MPRs</text:p>
      <text:p text:style-name="P1"/>
      <text:p text:style-name="P1"><text:s text:c="2"/>// PALLINE STUFF</text:p>
      <text:p text:style-name="P1"><text:s text:c="2"/>for(int i=0; i&lt;NPALLINE; i++)</text:p>
      <text:p text:style-name="P1"><text:s text:c="2"/>{</text:p>
      <text:p text:style-name="P1"><text:s text:c="4"/>palline[i].update();</text:p>
      <text:p text:style-name="P1"><text:s text:c="2"/>}</text:p>
      <text:p text:style-name="P1"/>
      <text:p text:style-name="P1"><text:s text:c="2"/>strip.show();</text:p>
      <text:p text:style-name="P1"/>
      <text:p text:style-name="P1"/>
      <text:p text:style-name="P1"><text:s text:c="2"/>delay(DELAY_TIME); // put a delay so it isn't overwhelming</text:p>
      <text:p text:style-name="P1">}</text:p>
      <text:p text:style-name="P1"/>
      <text:p text:style-name="P1"/>
      <text:p text:style-name="P1">/************************************************************************************</text:p>
      <text:p text:style-name="P1"><text:s/>* PRINT ALL SENSORS</text:p>
      <text:p text:style-name="P1"><text:s/>***********************************************************************************/</text:p>
      <text:p text:style-name="P1">void printAllSensors()</text:p>
      <text:p text:style-name="P1">{</text:p>
      <text:p text:style-name="P1"><text:s text:c="2"/>// cycle through all the mpr</text:p>
      <text:p text:style-name="P1"><text:s text:c="2"/>for(int i=0; i&lt;NMPR; i++)</text:p>
      <text:p text:style-name="P1"><text:s text:c="2"/>{</text:p>
      <text:p text:style-name="P1"><text:s text:c="4"/>// cycle through all the electrodes</text:p>
      <text:p text:style-name="P1"><text:s text:c="4"/>for(int j=0; j&lt;NPADS; j++)</text:p>
      <text:p text:style-name="P1"><text:s text:c="4"/>{</text:p>
      <text:p text:style-name="P1"><text:s text:c="6"/>int state = (mpr[i].currtouched &amp; _BV(j)) &gt;&gt; j;</text:p>
      <text:p text:style-name="P1"><text:s text:c="6"/>Serial.print( state );</text:p>
      <text:p text:style-name="P1"><text:s text:c="4"/>}</text:p>
      <text:p text:style-name="P1"><text:s text:c="4"/>Serial.println(";");</text:p>
      <text:p text:style-name="P1"><text:s text:c="2"/>}</text:p>
      <text:p text:style-name="P1">}</text:p>
      <text:p text:style-name="P1"/>
      <text:p text:style-name="P1">/*</text:p>
      <text:p text:style-name="P1">void keyPressed()</text:p>
      <text:p text:style-name="P1">{</text:p>
      <text:p text:style-name="P1"><text:s text:c="2"/>if(key == 'e' || key == 'E')</text:p>
      <text:p text:style-name="P1"><text:s text:c="2"/>{</text:p>
      <text:p text:style-name="P1"><text:s text:c="4"/>// enter Edit Mode</text:p>
      <text:p text:style-name="P1"><text:s text:c="4"/>bEditMode = !bEditMode;</text:p>
      <text:p text:style-name="P1"><text:s text:c="2"/>}</text:p>
      <text:p text:style-name="P1"><text:s text:c="2"/>else</text:p>
      <text:p text:style-name="P1"><text:s text:c="2"/>{</text:p>
      <text:p text:style-name="P1"><text:s text:c="4"/>int chosen = int( random(NPALLINE) );</text:p>
      <text:p text:style-name="P1"><text:s text:c="4"/>//println(chosen);</text:p>
      <text:p text:style-name="P1"><text:s text:c="4"/>palline[ chosen ].touched();</text:p>
      <text:p text:style-name="P1"><text:s text:c="2"/>}</text:p>
      <text:p text:style-name="P1">}</text:p>
      <text:p text:style-name="P1"/>
      <text:p text:style-name="P1"><text:s/>*/</text:p>
      <text:p text:style-name="P2">#ifndef __PALLINA__</text:p>
      <text:p text:style-name="P1">#define __PALLINA__</text:p>
      <text:p text:style-name="P1">#include "Arduino.h"</text:p>
      <text:p text:style-name="P1">#include "CircleParticle.h"</text:p>
      <text:p text:style-name="P1">#include "AnimAR.h"</text:p>
      <text:p text:style-name="P1"/>
      <text:p text:style-name="P1">#include &lt;Wire.h&gt;</text:p>
      <text:p text:style-name="P1">#include "Limulo_MPR121.h"</text:p>
      <text:p text:style-name="P1"/>
      <text:p text:style-name="P1">#include "Adafruit_DotStar.h"</text:p>
      <text:p text:style-name="P1"/>
      <text:p text:style-name="P1">class CircleParticle;</text:p>
      <text:p text:style-name="P1"/>
      <text:p text:style-name="P1">class Pallina</text:p>
      <text:p text:style-name="P1">{</text:p>
      <text:p text:style-name="P1">private:</text:p>
      <text:p text:style-name="P1"><text:s text:c="2"/></text:p>
      <text:p text:style-name="P1"><text:s text:c="2"/>int planeW, planeH; // these represents the size of the wall (in pixels??)</text:p>
      <text:p text:style-name="P1"><text:s text:c="2"/>int radius;</text:p>
      <text:p text:style-name="P1"><text:s text:c="2"/>int idx;</text:p>
      <text:p text:style-name="P1"><text:s text:c="2"/>int brightness;</text:p>
      <text:p text:style-name="P1"><text:s text:c="2"/>AnimAR* ar;</text:p>
      <text:p text:style-name="P1"><text:s text:c="2"/>CircleParticle* cp;</text:p>
      <text:p text:style-name="P1"><text:s text:c="2"/>int nPalline;</text:p>
      <text:p text:style-name="P1"><text:s text:c="2"/>Pallina* pallineRef;</text:p>
      <text:p text:style-name="P1"><text:s text:c="2"/>Adafruit_DotStar* strip;</text:p>
      <text:p text:style-name="P1"/>
      <text:p text:style-name="P1"><text:s text:c="2"/>// LED stuff</text:p>
      <text:p text:style-name="P1"><text:s text:c="2"/>int PPB; // pixels per ball</text:p>
      <text:p text:style-name="P1"><text:s text:c="2"/>float rawAmp;</text:p>
      <text:p text:style-name="P1"><text:s text:c="2"/>uint8_t intAmp;</text:p>
      <text:p text:style-name="P1"><text:s text:c="2"/>uint8_t head, tail; // indexes of first/last pixel of the block</text:p>
      <text:p text:style-name="P1"><text:s text:c="2"/>//uint8_t in, out; // indexes of the first/last pixel of the raised cosine animation</text:p>
      <text:p text:style-name="P1"><text:s text:c="2"/>//uint8_t pivot;</text:p>
      <text:p text:style-name="P1"><text:s text:c="2"/>uint8_t r;</text:p>
      <text:p text:style-name="P1"><text:s text:c="2"/>uint8_t g;</text:p>
      <text:p text:style-name="P1"><text:s text:c="2"/>uint8_t b;</text:p>
      <text:p text:style-name="P1"/>
      <text:p text:style-name="P1">public:</text:p>
      <text:p text:style-name="P1"/>
      <text:p text:style-name="P1"><text:s text:c="2"/>int posX, posY; // position</text:p>
      <text:p text:style-name="P1"/>
      <text:p text:style-name="P1"><text:s text:c="2"/>Pallina() {};</text:p>
      <text:p text:style-name="P1"><text:s text:c="2"/>void init(int _nPalline, Pallina* _pallinaRef, </text:p>
      <text:p text:style-name="P1"><text:s text:c="12"/>int _idx, float _radius, </text:p>
      <text:p text:style-name="P1"><text:s text:c="12"/>float _x, float _y, float _w, float _h,</text:p>
      <text:p text:style-name="P1"><text:s text:c="12"/>int _PPB,</text:p>
      <text:p text:style-name="P1"><text:s text:c="12"/>Adafruit_DotStar* _strip);</text:p>
      <text:p text:style-name="P1"><text:s text:c="2"/>int calculateMaxExpansion();</text:p>
      <text:p text:style-name="P1"><text:s text:c="2"/>void update();</text:p>
      <text:p text:style-name="P1"><text:s text:c="2"/>void display();</text:p>
      <text:p text:style-name="P1"><text:s text:c="2"/>boolean inside();</text:p>
      <text:p text:style-name="P1"><text:s text:c="2"/>void setPos(int _x, int _y);</text:p>
      <text:p text:style-name="P1"><text:s text:c="2"/>void reached();</text:p>
      <text:p text:style-name="P1"><text:s text:c="2"/>void touched();</text:p>
      <text:p text:style-name="P1"><text:s text:c="2"/>void released() {};</text:p>
      <text:p text:style-name="P1"><text:s text:c="2"/>void printId();</text:p>
      <text:p text:style-name="P1"><text:s text:c="2"/>void setColor(uint8_t _r, uint8_t _g, uint8_t _b);</text:p>
      <text:p text:style-name="P1">};</text:p>
      <text:p text:style-name="P1"/>
      <text:p text:style-name="P1"/>
      <text:p text:style-name="P1">#endif</text:p>
      <text:p text:style-name="P2">#include "Pallina.h"</text:p>
      <text:p text:style-name="P1"/>
      <text:p text:style-name="P1">extern float dist(int xA, int yA, int xB, int yB);</text:p>
      <text:p text:style-name="P1"/>
      <text:p text:style-name="P1">void Pallina::init(int _nPalline, Pallina* _pallinaRef, int _idx, </text:p>
      <text:p text:style-name="P1"><text:s text:c="19"/>float _radius, float _x, float _y, float _w, float _h, </text:p>
      <text:p text:style-name="P1"><text:s text:c="19"/>int _PPB,</text:p>
      <text:p text:style-name="P1"><text:s text:c="19"/>Adafruit_DotStar* _strip)</text:p>
      <text:p text:style-name="P1">{</text:p>
      <text:p text:style-name="P1"><text:s text:c="2"/>nPalline = _nPalline;</text:p>
      <text:p text:style-name="P1"><text:s text:c="2"/>idx = _idx;</text:p>
      <text:p text:style-name="P1"><text:s text:c="2"/>posX = _x;</text:p>
      <text:p text:style-name="P1"><text:s text:c="2"/>posY = _y;</text:p>
      <text:p text:style-name="P1"><text:s text:c="2"/>planeW = _w;</text:p>
      <text:p text:style-name="P1"><text:s text:c="2"/>planeH = _h;</text:p>
      <text:p text:style-name="P1"><text:s text:c="2"/>radius = _radius;</text:p>
      <text:p text:style-name="P1"><text:s text:c="2"/>float maxExpansion = calculateMaxExpansion();</text:p>
      <text:p text:style-name="P1"><text:s text:c="2"/>Serial.print("pallina ");</text:p>
      <text:p text:style-name="P1"><text:s text:c="2"/>Serial.print(idx);</text:p>
      <text:p text:style-name="P1"><text:s text:c="2"/>Serial.print(" max expansion: ");</text:p>
      <text:p text:style-name="P1"><text:s text:c="2"/>Serial.print(maxExpansion);</text:p>
      <text:p text:style-name="P1"><text:s text:c="2"/>Serial.println(";");</text:p>
      <text:p text:style-name="P1"><text:s text:c="2"/>cp = new CircleParticle();</text:p>
      <text:p text:style-name="P1"><text:s text:c="2"/>cp-&gt;init(_nPalline, _pallinaRef, idx, 6, maxExpansion);</text:p>
      <text:p text:style-name="P1"><text:s text:c="2"/>ar = new AnimAR();</text:p>
      <text:p text:style-name="P1"><text:s text:c="2"/>ar-&gt;init(500, 250);</text:p>
      <text:p text:style-name="P1"><text:s text:c="2"/>brightness = 0.0;</text:p>
      <text:p text:style-name="P1"/>
      <text:p text:style-name="P1"><text:s text:c="2"/>PPB = _PPB;</text:p>
      <text:p text:style-name="P1"><text:s text:c="2"/>tail = idx*PPB;</text:p>
      <text:p text:style-name="P1"><text:s text:c="2"/>head = tail + PPB - 1; <text:s text:c="2"/></text:p>
      <text:p text:style-name="P1"><text:s text:c="2"/>rawAmp = 0.0;</text:p>
      <text:p text:style-name="P1"><text:s text:c="2"/>intAmp = 0;</text:p>
      <text:p text:style-name="P1"><text:s text:c="2"/>setColor(0x00, 0x00, 0xFF); </text:p>
      <text:p text:style-name="P1"/>
      <text:p text:style-name="P1"><text:s text:c="2"/>for(int j=0; j&lt;PPB; j++)</text:p>
      <text:p text:style-name="P1"><text:s text:c="2"/>{</text:p>
      <text:p text:style-name="P1"><text:s text:c="4"/>strip-&gt;setPixelColor(tail+j, r, g, b);</text:p>
      <text:p text:style-name="P1"><text:s text:c="2"/>}</text:p>
      <text:p text:style-name="P1"/>
      <text:p text:style-name="P1"><text:s text:c="2"/></text:p>
      <text:p text:style-name="P1">}</text:p>
      <text:p text:style-name="P1"/>
      <text:p text:style-name="P1">void Pallina::setColor(uint8_t _r, uint8_t _g, uint8_t _b)</text:p>
      <text:p text:style-name="P1">{</text:p>
      <text:p text:style-name="P1"><text:s text:c="2"/>r = _r;</text:p>
      <text:p text:style-name="P1"><text:s text:c="2"/>g = _g;</text:p>
      <text:p text:style-name="P1"><text:s text:c="2"/>b = _b; </text:p>
      <text:p text:style-name="P1">}</text:p>
      <text:p text:style-name="P1"/>
      <text:p text:style-name="P1">int Pallina::calculateMaxExpansion()</text:p>
      <text:p text:style-name="P1">{</text:p>
      <text:p text:style-name="P1"><text:s text:c="2"/>float d1 = dist(posX, posY, 0, 0);</text:p>
      <text:p text:style-name="P1"><text:s text:c="2"/>float d2 = dist(posX, posY, planeW, 0);</text:p>
      <text:p text:style-name="P1"><text:s text:c="2"/>float d3 = dist(posX, posY, planeW, planeH);</text:p>
      <text:p text:style-name="P1"><text:s text:c="2"/>float d4 = dist(posX, posY, 0, planeH);</text:p>
      <text:p text:style-name="P1"><text:s text:c="2"/>float winner = max(d1, d2);</text:p>
      <text:p text:style-name="P1"><text:s text:c="2"/>winner = max(winner, d3);</text:p>
      <text:p text:style-name="P1"><text:s text:c="2"/>winner = max(winner, d4);</text:p>
      <text:p text:style-name="P1"><text:s text:c="2"/>return winner;</text:p>
      <text:p text:style-name="P1">}</text:p>
      <text:p text:style-name="P1"/>
      <text:p text:style-name="P1">void Pallina::update()</text:p>
      <text:p text:style-name="P1">{</text:p>
      <text:p text:style-name="P1"><text:s text:c="2"/>cp-&gt;update();</text:p>
      <text:p text:style-name="P1"><text:s text:c="2"/>ar-&gt;update();</text:p>
      <text:p text:style-name="P1"><text:s text:c="2"/>brightness = ar-&gt;getY();</text:p>
      <text:p text:style-name="P1"><text:s text:c="2"/>brightness = brightness * brightness * 255.0;</text:p>
      <text:p text:style-name="P1">}</text:p>
      <text:p text:style-name="P1"/>
      <text:p text:style-name="P1"/>
      <text:p text:style-name="P2">void Pallina::display()</text:p>
      <text:p text:style-name="P1">{</text:p>
      <text:p text:style-name="P1"><text:s text:c="3"/>rawAmp = ar-&gt;getY();</text:p>
      <text:p text:style-name="P1"><text:s text:c="4"/>// better to square the 0.0 - 1.0 value in order to get a smoother transition</text:p>
      <text:p text:style-name="P1"><text:s text:c="4"/>rawAmp = rawAmp * rawAmp;</text:p>
      <text:p text:style-name="P1"><text:s text:c="4"/>intAmp = 255.0*rawAmp;</text:p>
      <text:p text:style-name="P1"><text:s text:c="4"/>//if(DEBUG) { Serial.print( blocks[i].rawAmp );Serial.print(" "); }</text:p>
      <text:p text:style-name="P1"><text:s text:c="4"/>//if(DEBUG) { Serial.print( blocks[i].intAmp );Serial.print(" "); }</text:p>
      <text:p text:style-name="P1"><text:s text:c="4"/>//if(DEBUG) {Serial.print( blocks[i].asr.getState() );Serial.print("\t");}</text:p>
      <text:p text:style-name="P1"><text:s text:c="4"/>//if(DEBUG) { blocks[i].asr.printState();Serial.print("\t"); }</text:p>
      <text:p text:style-name="P1"><text:s text:c="4"/>r = rawAmp * r;</text:p>
      <text:p text:style-name="P1"><text:s text:c="4"/>g = rawAmp * g;</text:p>
      <text:p text:style-name="P1"><text:s text:c="4"/>b = rawAmp * b;</text:p>
      <text:p text:style-name="P1"><text:s text:c="4"/>for(int j=0; j&lt;PPB; j++)</text:p>
      <text:p text:style-name="P1"><text:s text:c="4"/>{</text:p>
      <text:p text:style-name="P1"><text:s text:c="6"/>//TODO: put here a reference to the DotStar Strip object</text:p>
      <text:p text:style-name="P1"><text:s text:c="6"/>strip-&gt;setPixelColor(tail+j, r, g, b );</text:p>
      <text:p text:style-name="P1"><text:s text:c="4"/>}</text:p>
      <text:p text:style-name="P1"><text:s text:c="2"/>//if(DEBUG) Serial.println();</text:p>
      <text:p text:style-name="P1">}</text:p>
      <text:p text:style-name="P1"/>
      <text:p text:style-name="P1">//boolean Pallina::inside()</text:p>
      <text:p text:style-name="P1">//{</text:p>
      <text:p text:style-name="P1">// <text:s/>if( dist(x, y, posX, posY)&lt; radius)</text:p>
      <text:p text:style-name="P1">// <text:s text:c="3"/>return true;</text:p>
      <text:p text:style-name="P1">// <text:s/>return false;</text:p>
      <text:p text:style-name="P1">//}</text:p>
      <text:p text:style-name="P1"/>
      <text:p text:style-name="P1">void Pallina::setPos(int _x, int _y)</text:p>
      <text:p text:style-name="P1">{</text:p>
      <text:p text:style-name="P1"><text:s text:c="2"/>posX = _x;</text:p>
      <text:p text:style-name="P1"><text:s text:c="2"/>posY = _y;</text:p>
      <text:p text:style-name="P1">}</text:p>
      <text:p text:style-name="P1"/>
      <text:p text:style-name="P1">void Pallina::reached()</text:p>
      <text:p text:style-name="P1">{</text:p>
      <text:p text:style-name="P1"><text:s text:c="2"/>ar-&gt;trigger();</text:p>
      <text:p text:style-name="P1">}</text:p>
      <text:p text:style-name="P1"/>
      <text:p text:style-name="P1">void Pallina::touched()</text:p>
      <text:p text:style-name="P1">{</text:p>
      <text:p text:style-name="P1"><text:s text:c="2"/>Serial.print("pallina ");</text:p>
      <text:p text:style-name="P1"><text:s text:c="2"/>Serial.print(idx);</text:p>
      <text:p text:style-name="P1"><text:s text:c="2"/>Serial.println(" touched!");</text:p>
      <text:p text:style-name="P1"><text:s text:c="2"/></text:p>
      <text:p text:style-name="P1"><text:s text:c="2"/>cp-&gt;explode();</text:p>
      <text:p text:style-name="P1">}</text:p>
      <text:p text:style-name="P1"/>
      <text:p text:style-name="P1">void Pallina::printId()</text:p>
      <text:p text:style-name="P1">{</text:p>
      <text:p text:style-name="P1"><text:s text:c="2"/>Serial.print("my name is ");</text:p>
      <text:p text:style-name="P1"><text:s text:c="2"/>Serial.println(idx);</text:p>
      <text:p text:style-name="P1">}</text:p>
      <text:p text:style-name="P2">#ifndef __CIRCLE_PARTICLE__</text:p>
      <text:p text:style-name="P1">#define __CIRCLE_PARTICLE__</text:p>
      <text:p text:style-name="P1"/>
      <text:p text:style-name="P1">#include "Arduino.h"</text:p>
      <text:p text:style-name="P1">#include "Pallina.h"</text:p>
      <text:p text:style-name="P1"/>
      <text:p text:style-name="P1">class Pallina; //forward declaration</text:p>
      <text:p text:style-name="P1"/>
      <text:p text:style-name="P1">class CircleParticle</text:p>
      <text:p text:style-name="P1">{</text:p>
      <text:p text:style-name="P1">private:</text:p>
      <text:p text:style-name="P1"/>
      <text:p text:style-name="P1"><text:s text:c="2"/>float expandingRadius;</text:p>
      <text:p text:style-name="P1"><text:s text:c="2"/>float expansionSpeed;</text:p>
      <text:p text:style-name="P1"><text:s text:c="2"/>float maxExpansion; // this is the maximum available expansion for the radius</text:p>
      <text:p text:style-name="P1"><text:s text:c="2"/>int* touched;</text:p>
      <text:p text:style-name="P1"><text:s text:c="2"/>int parentId; // this is the pallina ID the particle belongs to</text:p>
      <text:p text:style-name="P1"><text:s text:c="2"/>int nPalline;</text:p>
      <text:p text:style-name="P1"><text:s text:c="2"/>Pallina* pallinaRef; // a reference to the palline array</text:p>
      <text:p text:style-name="P1"/>
      <text:p text:style-name="P1"><text:s text:c="2"/>// states</text:p>
      <text:p text:style-name="P1"><text:s text:c="2"/>enum {</text:p>
      <text:p text:style-name="P1"><text:s text:c="4"/>IDLE = 0,</text:p>
      <text:p text:style-name="P1"><text:s text:c="4"/>EXPANSION</text:p>
      <text:p text:style-name="P1"><text:s text:c="2"/>} state;</text:p>
      <text:p text:style-name="P1"/>
      <text:p text:style-name="P1">public:</text:p>
      <text:p text:style-name="P1"/>
      <text:p text:style-name="P1"><text:s text:c="2"/>CircleParticle(){};</text:p>
      <text:p text:style-name="P1"><text:s text:c="2"/>void init(int nPalline, Pallina* _pallinaRef, int _parentId, float _speed, float _maxExpansion);</text:p>
      <text:p text:style-name="P1"><text:s text:c="2"/>void update();</text:p>
      <text:p text:style-name="P1"><text:s text:c="2"/>void explode();</text:p>
      <text:p text:style-name="P1"><text:s text:c="2"/>float getRadius();</text:p>
      <text:p text:style-name="P1"><text:s text:c="2"/>float getStatus();</text:p>
      <text:p text:style-name="P1"><text:s text:c="2"/>void resetTouched();</text:p>
      <text:p text:style-name="P1"/>
      <text:p text:style-name="P1">};</text:p>
      <text:p text:style-name="P1">#endif</text:p>
      <text:p text:style-name="P2">#include "CircleParticle.h"</text:p>
      <text:p text:style-name="P1"/>
      <text:p text:style-name="P1">extern float dist(int xA, int yA, int xB, int yB);</text:p>
      <text:p text:style-name="P1"/>
      <text:p text:style-name="P1">void CircleParticle::init(int _nPalline, Pallina* _pallinaRef, int _parentId, float _speed, float _maxExpansion)</text:p>
      <text:p text:style-name="P1">{</text:p>
      <text:p text:style-name="P1"><text:s text:c="2"/>nPalline = _nPalline;</text:p>
      <text:p text:style-name="P1"><text:s text:c="2"/>pallinaRef = _pallinaRef;</text:p>
      <text:p text:style-name="P1"><text:s text:c="2"/>touched = new int[ nPalline ];</text:p>
      <text:p text:style-name="P1"><text:s text:c="2"/>resetTouched();</text:p>
      <text:p text:style-name="P1"><text:s text:c="2"/>expandingRadius = 0;</text:p>
      <text:p text:style-name="P1"><text:s text:c="2"/>parentId = _parentId;</text:p>
      <text:p text:style-name="P1"><text:s text:c="2"/>expansionSpeed = _speed;</text:p>
      <text:p text:style-name="P1"><text:s text:c="2"/>maxExpansion = _maxExpansion;</text:p>
      <text:p text:style-name="P1"><text:s text:c="2"/>state = IDLE;</text:p>
      <text:p text:style-name="P1">}</text:p>
      <text:p text:style-name="P1"/>
      <text:p text:style-name="P1">void CircleParticle::update()</text:p>
      <text:p text:style-name="P1">{</text:p>
      <text:p text:style-name="P1"><text:s text:c="2"/>if( state == EXPANSION )</text:p>
      <text:p text:style-name="P1"><text:s text:c="2"/>{</text:p>
      <text:p text:style-name="P1"><text:s text:c="4"/>// if we are here it meas particle is expanding</text:p>
      <text:p text:style-name="P1"><text:s text:c="4"/>expandingRadius = expandingRadius + expansionSpeed;</text:p>
      <text:p text:style-name="P1"/>
      <text:p text:style-name="P1"><text:s text:c="4"/>if(expandingRadius &gt;= maxExpansion)</text:p>
      <text:p text:style-name="P1"><text:s text:c="4"/>{</text:p>
      <text:p text:style-name="P1"><text:s text:c="6"/>// if expansione has reached its maximum</text:p>
      <text:p text:style-name="P1"><text:s text:c="6"/>// expansion radius returns to zero and the particle</text:p>
      <text:p text:style-name="P1"><text:s text:c="6"/>// go back to its IDLE status</text:p>
      <text:p text:style-name="P1"><text:s text:c="6"/>Serial.print("pallina ");</text:p>
      <text:p text:style-name="P1"><text:s text:c="6"/>Serial.print( parentId );</text:p>
      <text:p text:style-name="P1"><text:s text:c="6"/>Serial.println(", state: IDLE");</text:p>
      <text:p text:style-name="P1"><text:s text:c="6"/>state = IDLE;</text:p>
      <text:p text:style-name="P1"><text:s text:c="6"/>expandingRadius = 0.0;</text:p>
      <text:p text:style-name="P1"><text:s text:c="6"/>resetTouched();</text:p>
      <text:p text:style-name="P1"><text:s text:c="4"/>}</text:p>
      <text:p text:style-name="P1"><text:s text:c="4"/>else</text:p>
      <text:p text:style-name="P1"><text:s text:c="4"/>{</text:p>
      <text:p text:style-name="P1"><text:s text:c="6"/>// if we are here it means the particle is expanding but in</text:p>
      <text:p text:style-name="P1"><text:s text:c="6"/>// hasn't reached its maximum yet. So we must check if</text:p>
      <text:p text:style-name="P1"><text:s text:c="6"/>// the "shockwave" is colliding with some pallina</text:p>
      <text:p text:style-name="P1"><text:s text:c="6"/>float emitterX = pallinaRef[ parentId ].posX;</text:p>
      <text:p text:style-name="P1"><text:s text:c="6"/>float emitterY = pallinaRef[ parentId ].posY;</text:p>
      <text:p text:style-name="P1"><text:s text:c="6"/>for(int j=0; j&lt;nPalline; j++)</text:p>
      <text:p text:style-name="P1"><text:s text:c="6"/>{</text:p>
      <text:p text:style-name="P1"><text:s text:c="8"/>if( j != parentId )</text:p>
      <text:p text:style-name="P1"><text:s text:c="8"/>{</text:p>
      <text:p text:style-name="P1"><text:s text:c="10"/>float receiverX = pallinaRef[j].posX;</text:p>
      <text:p text:style-name="P1"><text:s text:c="10"/>float receiverY = pallinaRef[j].posY;</text:p>
      <text:p text:style-name="P1"/>
      <text:p text:style-name="P1"><text:s text:c="10"/>float distance = dist(emitterX, emitterY, receiverX, receiverY);</text:p>
      <text:p text:style-name="P1"/>
      <text:p text:style-name="P1"><text:s text:c="10"/>// we want to trigger light from the pallina only if it wasn't previously</text:p>
      <text:p text:style-name="P1"><text:s text:c="10"/>// reached by the same particle shockwave</text:p>
      <text:p text:style-name="P1"><text:s text:c="10"/>if( expandingRadius&gt;=distance &amp;&amp; touched[j]==0 )</text:p>
      <text:p text:style-name="P1"><text:s text:c="10"/>{</text:p>
      <text:p text:style-name="P1"><text:s text:c="12"/>// set 1 on the touched array</text:p>
      <text:p text:style-name="P1"><text:s text:c="12"/>touched[j] = 1;</text:p>
      <text:p text:style-name="P1"><text:s text:c="12"/>pallinaRef[j].reached();</text:p>
      <text:p text:style-name="P1"><text:s text:c="10"/>}</text:p>
      <text:p text:style-name="P1"><text:s text:c="8"/>}</text:p>
      <text:p text:style-name="P1"><text:s text:c="8"/>else</text:p>
      <text:p text:style-name="P1"><text:s text:c="10"/>continue;</text:p>
      <text:p text:style-name="P1"><text:s text:c="6"/>}</text:p>
      <text:p text:style-name="P1"><text:s text:c="4"/>}</text:p>
      <text:p text:style-name="P1"><text:s text:c="2"/>}</text:p>
      <text:p text:style-name="P1"><text:s text:c="2"/>else</text:p>
      <text:p text:style-name="P1"><text:s text:c="2"/>{</text:p>
      <text:p text:style-name="P1"><text:s text:c="4"/>// particle is on IDLE state so do nothing</text:p>
      <text:p text:style-name="P1"><text:s text:c="2"/>}</text:p>
      <text:p text:style-name="P1">}</text:p>
      <text:p text:style-name="P1"/>
      <text:p text:style-name="P1"/>
      <text:p text:style-name="P2">void CircleParticle::explode()</text:p>
      <text:p text:style-name="P1">{</text:p>
      <text:p text:style-name="P1"><text:s text:c="2"/>Serial.print("pallina ");</text:p>
      <text:p text:style-name="P1"><text:s text:c="2"/>Serial.print(parentId);</text:p>
      <text:p text:style-name="P1"><text:s text:c="2"/>Serial.println(" exploding!");</text:p>
      <text:p text:style-name="P1"><text:s text:c="2"/>//pallinaRef[ parentId ].printId();</text:p>
      <text:p text:style-name="P1"><text:s text:c="2"/>state = EXPANSION;</text:p>
      <text:p text:style-name="P1"><text:s text:c="2"/>//pallinaRef[ parentId ].ar.trigger();</text:p>
      <text:p text:style-name="P1">}</text:p>
      <text:p text:style-name="P1"/>
      <text:p text:style-name="P1">float CircleParticle::getRadius()</text:p>
      <text:p text:style-name="P1">{</text:p>
      <text:p text:style-name="P1"><text:s text:c="2"/>return expandingRadius;</text:p>
      <text:p text:style-name="P1">}</text:p>
      <text:p text:style-name="P1"/>
      <text:p text:style-name="P1">float CircleParticle::getStatus()</text:p>
      <text:p text:style-name="P1">{</text:p>
      <text:p text:style-name="P1"><text:s text:c="2"/>return state;</text:p>
      <text:p text:style-name="P1">}</text:p>
      <text:p text:style-name="P1"/>
      <text:p text:style-name="P1">void CircleParticle::resetTouched()</text:p>
      <text:p text:style-name="P1">{</text:p>
      <text:p text:style-name="P1"><text:s text:c="2"/>for(int i=0; i&lt;nPalline; i++)</text:p>
      <text:p text:style-name="P1"><text:s text:c="4"/>touched[i] = 0;</text:p>
      <text:p text:style-name="P1">}</text:p>
      <text:p text:style-name="P2"/>
      <text:p text:style-name="P1">/*</text:p>
      <text:p text:style-name="P1">* Animator.h - a library to create smooth linear variation</text:p>
      <text:p text:style-name="P1">* on a value according to a customizable AR envelope.</text:p>
      <text:p text:style-name="P1">* Created by Nicola Ariutti, March 01, 2019</text:p>
      <text:p text:style-name="P1">* TODO: license</text:p>
      <text:p text:style-name="P1">*/</text:p>
      <text:p text:style-name="P1">#ifndef __AR_ANIMATOR__</text:p>
      <text:p text:style-name="P1">#define __AR_ANIMATOR__</text:p>
      <text:p text:style-name="P1">#include "Arduino.h"</text:p>
      <text:p text:style-name="P1"/>
      <text:p text:style-name="P1">class AnimAR</text:p>
      <text:p text:style-name="P1">{</text:p>
      <text:p text:style-name="P1"><text:s text:c="2"/></text:p>
      <text:p text:style-name="P1">private:</text:p>
      <text:p text:style-name="P1"/>
      <text:p text:style-name="P1"><text:s text:c="2"/>// note that time variables must be</text:p>
      <text:p text:style-name="P1"><text:s text:c="2"/>// long in order to store great values.</text:p>
      <text:p text:style-name="P1"><text:s text:c="2"/>int t1, t2; <text:s/>// t attack, t release</text:p>
      <text:p text:style-name="P1"><text:s text:c="2"/>long dt; <text:s text:c="4"/>// delta time</text:p>
      <text:p text:style-name="P1"><text:s text:c="2"/>long st; <text:s text:c="4"/>// start time</text:p>
      <text:p text:style-name="P1"/>
      <text:p text:style-name="P1"><text:s text:c="2"/>// states</text:p>
      <text:p text:style-name="P1"><text:s text:c="2"/>enum {</text:p>
      <text:p text:style-name="P1"><text:s text:c="4"/>QUIET = -1,</text:p>
      <text:p text:style-name="P1"><text:s text:c="4"/>ATTACK,</text:p>
      <text:p text:style-name="P1"><text:s text:c="4"/>RELEASE</text:p>
      <text:p text:style-name="P1"><text:s text:c="2"/>} state;</text:p>
      <text:p text:style-name="P1"/>
      <text:p text:style-name="P1"><text:s text:c="2"/>float y;</text:p>
      <text:p text:style-name="P1"><text:s text:c="2"/></text:p>
      <text:p text:style-name="P1">public:</text:p>
      <text:p text:style-name="P1"><text:tab/>AnimAR() {};</text:p>
      <text:p text:style-name="P1"/>
      <text:p text:style-name="P1"><text:tab/>void init( int t_1, int t_2 );</text:p>
      <text:p text:style-name="P1"><text:s text:c="2"/>void update();</text:p>
      <text:p text:style-name="P1"><text:s text:c="2"/>void trigger();</text:p>
      <text:p text:style-name="P1"><text:s text:c="2"/>float getY();</text:p>
      <text:p text:style-name="P1"><text:tab/>int getState();</text:p>
      <text:p text:style-name="P1"><text:s text:c="2"/>void printState();</text:p>
      <text:p text:style-name="P1">};</text:p>
      <text:p text:style-name="P1">#endif</text:p>
      <text:p text:style-name="P2"/>
      <text:p text:style-name="P1">#include "AnimAR.h"</text:p>
      <text:p text:style-name="P1"/>
      <text:p text:style-name="P1"/>
      <text:p text:style-name="P1">// Set attack and release time in millisecond</text:p>
      <text:p text:style-name="P1">// default are attack time (t_1) = 10ms and</text:p>
      <text:p text:style-name="P1">// release time (t_2) = 500ms</text:p>
      <text:p text:style-name="P1">void AnimAR::init( int t_1, int t_2 ) {</text:p>
      <text:p text:style-name="P1"><text:tab/>t1 = t_1&gt;0.0?t_1:10;</text:p>
      <text:p text:style-name="P1"><text:tab/>t2 = t_2&gt;0.0?t_2:500;</text:p>
      <text:p text:style-name="P1"><text:tab/>state = QUIET;</text:p>
      <text:p text:style-name="P1">}</text:p>
      <text:p text:style-name="P1"/>
      <text:p text:style-name="P1">void AnimAR::update() {</text:p>
      <text:p text:style-name="P1"><text:tab/>if(state == ATTACK)</text:p>
      <text:p text:style-name="P1"><text:tab/>{</text:p>
      <text:p text:style-name="P1"><text:tab/><text:tab/>dt = millis() - st;</text:p>
      <text:p text:style-name="P1"><text:s text:c="4"/>// TODO: insert a check here in order to prevent</text:p>
      <text:p text:style-name="P1"><text:s text:c="4"/>// cases where 'dt' become grater than t1.</text:p>
      <text:p text:style-name="P1"><text:s text:c="4"/>// Update st accordingly.</text:p>
      <text:p text:style-name="P1"><text:s text:c="4"/>//if( dt &lt; 0 )</text:p>
      <text:p text:style-name="P1"><text:s text:c="4"/>// <text:s/>Serial.println("ERROR");</text:p>
      <text:p text:style-name="P1"><text:tab/><text:tab/>y = <text:s/>(1.0*dt)/t1;</text:p>
      <text:p text:style-name="P1"><text:tab/><text:tab/>if(y &gt; 1.0)</text:p>
      <text:p text:style-name="P1"><text:tab/><text:tab/>{</text:p>
      <text:p text:style-name="P1"><text:tab/><text:tab/><text:tab/>y = 1.0;</text:p>
      <text:p text:style-name="P1"><text:s text:c="6"/>st = millis();</text:p>
      <text:p text:style-name="P1"><text:tab/><text:tab/><text:tab/>state = RELEASE;</text:p>
      <text:p text:style-name="P1"><text:tab/><text:tab/>}</text:p>
      <text:p text:style-name="P1"><text:tab/>}</text:p>
      <text:p text:style-name="P1"><text:tab/>else if( state == RELEASE )</text:p>
      <text:p text:style-name="P1"><text:tab/>{</text:p>
      <text:p text:style-name="P1"><text:tab/><text:tab/>dt = millis() - st;</text:p>
      <text:p text:style-name="P1"><text:s text:c="4"/>// TODO: insert a check here in order to prevent</text:p>
      <text:p text:style-name="P1"><text:s text:c="4"/>// cases where 'dt' become grater than t2.</text:p>
      <text:p text:style-name="P1"><text:s text:c="4"/>// Update st accordingly.</text:p>
      <text:p text:style-name="P1"><text:tab/><text:tab/>y = <text:s/>1.0 - ( (1.0*dt)/t2 );</text:p>
      <text:p text:style-name="P1"><text:s text:c="4"/>if(y &lt; 0.0)</text:p>
      <text:p text:style-name="P1"><text:tab/><text:tab/>{</text:p>
      <text:p text:style-name="P1"><text:tab/><text:tab/><text:tab/>y = 0.0;</text:p>
      <text:p text:style-name="P1"><text:tab/><text:tab/><text:tab/>state = QUIET;</text:p>
      <text:p text:style-name="P1"><text:tab/><text:tab/>}</text:p>
      <text:p text:style-name="P1"><text:tab/>}</text:p>
      <text:p text:style-name="P1">}</text:p>
      <text:p text:style-name="P1"/>
      <text:p text:style-name="P1">void AnimAR::trigger() {</text:p>
      <text:p text:style-name="P1"><text:s text:c="2"/>st = millis();</text:p>
      <text:p text:style-name="P1"><text:s text:c="2"/>state = ATTACK;</text:p>
      <text:p text:style-name="P1">}</text:p>
      <text:p text:style-name="P1"/>
      <text:p text:style-name="P1">float AnimAR::getY() {</text:p>
      <text:p text:style-name="P1"><text:tab/>return y;</text:p>
      <text:p text:style-name="P1">}</text:p>
      <text:p text:style-name="P1"/>
      <text:p text:style-name="P1">int AnimAR::getState() {</text:p>
      <text:p text:style-name="P1"><text:tab/>return state;</text:p>
      <text:p text:style-name="P1">}</text:p>
      <text:p text:style-name="P1"/>
      <text:p text:style-name="P1">// remember:</text:p>
      <text:p text:style-name="P1">//const int QUIET = -1;</text:p>
      <text:p text:style-name="P1">//const int ATTACK <text:s/>= 0;</text:p>
      <text:p text:style-name="P1">//const int RELEASE = 2;</text:p>
      <text:p text:style-name="P1">void AnimAR::printState()</text:p>
      <text:p text:style-name="P1">{</text:p>
      <text:p text:style-name="P1"><text:s text:c="2"/>switch(state) {</text:p>
      <text:p text:style-name="P1"><text:s text:c="4"/>case QUIET:</text:p>
      <text:p text:style-name="P1"><text:s text:c="6"/>Serial.print("QUIET");</text:p>
      <text:p text:style-name="P1"><text:s text:c="6"/>break;</text:p>
      <text:p text:style-name="P1"><text:s text:c="4"/>case ATTACK:</text:p>
      <text:p text:style-name="P1"><text:s text:c="6"/>Serial.print("ATTACK");</text:p>
      <text:p text:style-name="P1"><text:s text:c="6"/>break;</text:p>
      <text:p text:style-name="P1"><text:s text:c="4"/>case RELEASE:</text:p>
      <text:p text:style-name="P1"><text:s text:c="6"/>Serial.print("RELEASE");</text:p>
      <text:p text:style-name="P1"><text:s text:c="6"/>break;</text:p>
      <text:p text:style-name="P1"><text:s text:c="4"/>default:</text:p>
      <text:p text:style-name="P1"><text:s text:c="6"/>break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fonto" svg:font-family="Monofonto" style:font-pitch="fixed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0:09:59.827974029</meta:creation-date>
    <dc:date>2019-03-15T10:14:58.256456519</dc:date>
    <meta:editing-duration>PT5M4S</meta:editing-duration>
    <meta:editing-cycles>1</meta:editing-cycles>
    <meta:document-statistic meta:table-count="0" meta:image-count="0" meta:object-count="0" meta:page-count="12" meta:paragraph-count="602" meta:word-count="2125" meta:character-count="15564" meta:non-whitespace-character-count="12321"/>
    <meta:generator>LibreOffice/6.0.7.3$Linux_X86_64 LibreOffice_project/00m0$Build-3</meta:generator>
  </office:meta>
</office:document-meta>
</file>